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cord and Variant Typ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cord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OCaml allows you to define record type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type date = </text:span><text:span text:style-name="T1"><text:line-break/></text:span><text:span text:style-name="T1">{ year : int; month : int; day : int 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Each component has a name and a typ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Components can have different types (as expected)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Must provide a type definition before us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2">Type inference works for records too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today = </text:span><text:span text:style-name="T1"><text:line-break/></text:span><text:span text:style-name="T1">{ year = 2008; month = 11; day = 3 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The name </text:span><text:span text:style-name="T1">today</text:span><text:span text:style-name="T2"> has type </text:span><text:span text:style-name="T1">date</text:span><text:span text:style-name="T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cord Component Acces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Use the usual dot operator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today_month = today.month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Also possible to use record patterns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atch today with</text:span><text:span text:style-name="T1"><text:line-break/></text:span><text:span text:style-name="T1"><text:tab/></text:span><text:span text:style-name="T1">{ year = y; month = m; day = d } -&gt;</text:span><text:span text:style-name="T1"><text:line-break/></text:span><text:span text:style-name="T1"><text:tab/></text:span><text:span text:style-name="T1"><text:tab/></text:span><text:span text:style-name="T1">d +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Binds the names </text:span><text:span text:style-name="T1">y</text:span><text:span text:style-name="T2">, </text:span><text:span text:style-name="T1">m</text:span><text:span text:style-name="T2">, and </text:span><text:span text:style-name="T1">d</text:span><text:span text:style-name="T2"> to the record component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Can use those names in the expression following the </text:span><text:span text:style-name="T1">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cord Compon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Record components can be any typ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type example = {</text:span><text:span text:style-name="T1"><text:line-break/></text:span><text:span text:style-name="T1"><text:tab/></text:span><text:span text:style-name="T1">x : int;</text:span><text:span text:style-name="T1"><text:line-break/></text:span><text:span text:style-name="T1"><text:tab/></text:span><text:span text:style-name="T1">y : int * string;</text:span><text:span text:style-name="T1"><text:line-break/></text:span><text:span text:style-name="T1"><text:tab/></text:span><text:span text:style-name="T1">z : int -&gt; int</text:span><text:span text:style-name="T1"><text:line-break/></text:span><text:span text:style-name="T1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value = {</text:span><text:span text:style-name="T1"><text:line-break/></text:span><text:span text:style-name="T1"><text:tab/></text:span><text:span text:style-name="T1">x = 1;</text:span><text:span text:style-name="T1"><text:line-break/></text:span><text:span text:style-name="T1"><text:tab/></text:span><text:span text:style-name="T1">y = (1, “Hello, World”);</text:span><text:span text:style-name="T1"><text:line-break/></text:span><text:span text:style-name="T1"><text:tab/></text:span><text:span text:style-name="T1">z = (fun x -&gt; x + 1)</text:span><text:span text:style-name="T1"><text:line-break/></text:span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cords Can Be Used Anywhere</text:p>
          </draw:text-box>
        </draw:frame>
        <draw:frame presentation:style-name="pr6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Records can be part of other aggregate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days = [</text:span><text:span text:style-name="T1"><text:line-break/></text:span><text:span text:style-name="T1"><text:tab/></text:span><text:span text:style-name="T1">{year = 2008; month = 11; day = 3};</text:span><text:span text:style-name="T1"><text:line-break/></text:span><text:span text:style-name="T1"><text:tab/></text:span><text:span text:style-name="T1">today;</text:span><text:span text:style-name="T1"><text:line-break/></text:span><text:span text:style-name="T1"><text:tab/></text:span><text:span text:style-name="T1">{year = 2008; month = 11; day = 2}</text:span><text:span text:style-name="T1"><text:line-break/></text:span><text:span text:style-name="T1">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Has type </text:span><text:span text:style-name="T1">date 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pay_info =</text:span><text:span text:style-name="T1"><text:line-break/></text:span><text:span text:style-name="T1"><text:tab/></text:span><text:span text:style-name="T1">(3.14,</text:span><text:span text:style-name="T1"><text:line-break/></text:span><text:span text:style-name="T1"><text:tab/></text:span><text:span text:style-name="T1">{year = 2008; month = 11; day = 3}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Has type </text:span><text:span text:style-name="T1">float * d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turning Records</text:p>
          </draw:text-box>
        </draw:frame>
        <draw:frame presentation:style-name="pr5" draw:layer="layout" svg:width="25.199cm" svg:height="13.792cm" svg:x="1.4cm" svg:y="4.914cm" presentation:class="outline" presentation:user-transformed="true">
          <draw:text-box>
            <text:list text:style-name="L3">
              <text:list-item>
                <text:p text:style-name="P2">Evaluate each component separately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let next {year = y; month = m; day = d} =</text:span><text:span text:style-name="T3"><text:line-break/></text:span><text:span text:style-name="T3"><text:tab/></text:span><text:span text:style-name="T3">if d != last_day y m then</text:span><text:span text:style-name="T3"><text:line-break/></text:span><text:span text:style-name="T3"> <text:s text:c="3"/>{ year = y; month = m; day = d + 1 }</text:span><text:span text:style-name="T3"><text:line-break/></text:span><text:span text:style-name="T3"> <text:s/>else if m != 12 then</text:span><text:span text:style-name="T3"><text:line-break/></text:span><text:span text:style-name="T3"> <text:s text:c="3"/>{ year = y; month = m + 1; day = 1 }</text:span><text:span text:style-name="T3"><text:line-break/></text:span><text:span text:style-name="T3"> <text:s/>else</text:span><text:span text:style-name="T3"><text:line-break/></text:span><text:span text:style-name="T3"> <text:s text:c="3"/>{ year = y + 1; month = 1; day = 1 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Function returns a record expression containing the desired resul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Notice the use of a record pattern to match arg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mportant Record Fac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Record types must be defined before used.</text:p>
              </text:list-item>
            </text:list>
            <text:list text:style-name="L3">
              <text:list-item>
                <text:p text:style-name="P2">Each component is named.</text:p>
              </text:list-item>
            </text:list>
            <text:list text:style-name="L3">
              <text:list-item>
                <text:p text:style-name="P2">Components can be any type, including function types and other record types.</text:p>
              </text:list-item>
            </text:list>
            <text:list text:style-name="L3">
              <text:list-item>
                <text:p text:style-name="P2"><text:span text:style-name="T5">Records are immutable.</text:span></text:p>
              </text:list-item>
            </text:list>
            <text:list text:style-name="L3">
              <text:list-item>
                <text:list>
                  <text:list-item>
                    <text:p text:style-name="P3">If a change is needed, a new record value containing the change must be produc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nt Types</text:p>
          </draw:text-box>
        </draw:frame>
        <draw:frame presentation:style-name="pr6" draw:text-style-name="P2" draw:layer="layout" svg:width="25.199cm" svg:height="14.787cm" svg:x="1.4cm" svg:y="4.914cm" presentation:class="outline" presentation:user-transformed="true">
          <draw:text-box>
            <text:list text:style-name="L3">
              <text:list-item>
                <text:p text:style-name="P2">A single type that provides “variations”</text:p>
              </text:list-item>
            </text:list>
            <text:list text:style-name="L3">
              <text:list-item>
                <text:list>
                  <text:list-item>
                    <text:p text:style-name="P3">No direct analog is C family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C unions allow a similar functionality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Ada discriminated records are also simila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type card =</text:span><text:span text:style-name="T1"><text:line-break/></text:span><text:span text:style-name="T1"><text:tab/></text:span><text:span text:style-name="T1">Ace | King | Queen | Jack |</text:span><text:span text:style-name="T1"><text:line-break/></text:span><text:span text:style-name="T1"><text:tab/></text:span><text:span text:style-name="T1">Number of 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Note that each variant name starts with uppercase lett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Type inference works here too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my_card = Number 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Has type <text:span text:style-name="T1">c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Vari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Variant types allow for the specified variation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my_card = Number 4 in</text:span><text:span text:style-name="T1"><text:line-break/></text:span><text:span text:style-name="T1">let your_card = Ace in</text:span><text:span text:style-name="T1"><text:line-break/></text:span><text:span text:style-name="T1"><text:tab/></text:span><text:span text:style-name="T1">my_card = your_c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valuates to <text:span text:style-name="T1">false</text:span> because the cards are not the same.</text:p>
                  </text:list-item>
                </text:list>
              </text:list-item>
            </text:list>
            <text:list text:style-name="L3">
              <text:list-item>
                <text:p text:style-name="P2">Notice..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y_card</text:span> and <text:span text:style-name="T1">your_card</text:span> have the same type but hold different kinds of dat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re Realistic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You probably want the suit involved as well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type card_suit =</text:span><text:span text:style-name="T3"><text:line-break/></text:span><text:span text:style-name="T3"><text:tab/></text:span><text:span text:style-name="T3">Spades | Hearts | Clubs | Diamonds</text:span><text:span text:style-name="T3"><text:line-break/></text:span><text:span text:style-name="T3">type card_value =</text:span><text:span text:style-name="T3"><text:line-break/></text:span><text:span text:style-name="T3"><text:tab/></text:span><text:span text:style-name="T3">Ace | King | Queen | Jack |</text:span><text:span text:style-name="T3"><text:line-break/></text:span><text:span text:style-name="T3"><text:tab/></text:span><text:span text:style-name="T3">Number of int</text:span><text:span text:style-name="T3"><text:line-break/></text:span><text:span text:style-name="T3">type card = {</text:span><text:span text:style-name="T3"><text:line-break/></text:span><text:span text:style-name="T3"><text:tab/></text:span><text:span text:style-name="T3">suit : card_suit; value : card_value 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Could also use a pair (how?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3">let my_card =</text:span><text:span text:style-name="T3"><text:line-break/></text:span><text:span text:style-name="T3"><text:tab/></text:span><text:span text:style-name="T3">{ suit = Spades; value = Ace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rees Using Polymorphic Variants</text:p>
          </draw:text-box>
        </draw:frame>
        <draw:frame presentation:style-name="pr6" draw:text-style-name="P2" draw:layer="layout" svg:width="25.199cm" svg:height="13.86cm" svg:x="1.4cm" svg:y="4.914cm" presentation:class="outline">
          <draw:text-box>
            <text:list text:style-name="L3">
              <text:list-item>
                <text:p text:style-name="P2">An elegant definition of a tree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type 'a tree =</text:span><text:span text:style-name="T1"><text:line-break/></text:span><text:span text:style-name="T1"><text:tab/></text:span><text:span text:style-name="T1">Leaf |</text:span><text:span text:style-name="T1"><text:line-break/></text:span><text:span text:style-name="T1"><text:tab/></text:span><text:span text:style-name="T1">Node of 'a tree * 'a * 'a tre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A tree is either a leaf or a node consisting of an item and two child trees (one on the left and one on the right)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my_tree =</text:span><text:span text:style-name="T1"><text:line-break/></text:span><text:span text:style-name="T1">Node (Leaf, 5, Node (Leaf, 10, Leaf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Defines a tree with 5 at the root and a right child of 10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Has type </text:span><text:span text:style-name="T1">int tree</text:span><text:span text:style-name="T2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">The above is a value of that typ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Use Pattern Matchi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... to access the different variation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let rec ins my_tree item =</text:span><text:span text:style-name="T3"><text:line-break/></text:span><text:span text:style-name="T3">match my_tree with</text:span><text:span text:style-name="T3"><text:line-break/></text:span><text:span text:style-name="T3"><text:tab/></text:span><text:span text:style-name="T3">Leaf -&gt; Node (Leaf, item, Leaf)</text:span><text:span text:style-name="T3"><text:line-break/></text:span><text:span text:style-name="T3">|</text:span><text:span text:style-name="T3"><text:tab/></text:span><text:span text:style-name="T3">Node (left, value, right) -&gt;</text:span><text:span text:style-name="T3"><text:line-break/></text:span><text:span text:style-name="T3"><text:tab/></text:span><text:span text:style-name="T3"><text:tab/></text:span><text:span text:style-name="T3">if item = value then</text:span><text:span text:style-name="T3"><text:line-break/></text:span><text:span text:style-name="T3"><text:tab/></text:span><text:span text:style-name="T3"><text:tab/></text:span><text:span text:style-name="T3"><text:tab/></text:span><text:span text:style-name="T3">Node (left, value, right)</text:span><text:span text:style-name="T3"><text:line-break/></text:span><text:span text:style-name="T3"><text:tab/></text:span><text:span text:style-name="T3"><text:tab/></text:span><text:span text:style-name="T3">else if item &lt; value then</text:span><text:span text:style-name="T3"><text:line-break/></text:span><text:span text:style-name="T3"><text:tab/></text:span><text:span text:style-name="T3"><text:tab/></text:span><text:span text:style-name="T3"><text:tab/></text:span><text:span text:style-name="T3">Node (ins left item, value, right)</text:span><text:span text:style-name="T3"><text:line-break/></text:span><text:span text:style-name="T3"><text:tab/></text:span><text:span text:style-name="T3"><text:tab/></text:span><text:span text:style-name="T3">else</text:span><text:span text:style-name="T3"><text:line-break/></text:span><text:span text:style-name="T3"><text:tab/></text:span><text:span text:style-name="T3"><text:tab/></text:span><text:span text:style-name="T3"><text:tab/></text:span><text:span text:style-name="T3">Node (left, value, ins right item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6">Demonstrate th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11-03T13:12:47</dc:date>
    <meta:editing-cycles>2</meta:editing-cycles>
    <meta:editing-duration>PT57M48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